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8pt" style:font-size-asian="48pt" style:font-size-complex="48pt"/>
    </style:style>
    <style:style style:name="P3" style:family="paragraph" style:parent-style-name="Standard">
      <style:paragraph-properties fo:text-align="center" style:justify-single-word="false"/>
      <style:text-properties fo:font-size="54pt" style:font-size-asian="54pt" style:font-size-complex="54pt"/>
    </style:style>
    <style:style style:name="P4" style:family="paragraph" style:parent-style-name="Standard">
      <style:paragraph-properties fo:text-align="center" style:justify-single-word="false"/>
      <style:text-properties fo:font-size="12pt" style:font-size-asian="12pt" style:font-size-complex="12pt"/>
    </style:style>
    <style:style style:name="P5" style:family="paragraph" style:parent-style-name="Standard">
      <style:paragraph-properties fo:line-height="150%"/>
      <style:text-properties fo:font-size="15pt" fo:font-weight="bold" style:font-size-asian="15pt" style:font-weight-asian="bold" style:font-size-complex="15pt" style:font-weight-complex="bold"/>
    </style:style>
    <style:style style:name="P6" style:family="paragraph" style:parent-style-name="Standard">
      <style:paragraph-properties fo:line-height="150%"/>
      <style:text-properties fo:font-size="16pt" fo:font-weight="bold" style:font-size-asian="16pt" style:font-weight-asian="bold" style:font-size-complex="16pt" style:font-weight-complex="bold"/>
    </style:style>
    <style:style style:name="P7" style:family="paragraph" style:parent-style-name="Standard">
      <style:paragraph-properties fo:line-height="150%"/>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ize="15pt" style:font-size-asian="15pt" style:font-size-complex="15pt"/>
    </style:style>
    <style:style style:name="T5" style:family="text">
      <style:text-properties fo:font-size="15pt" fo:font-weight="bold" style:font-size-asian="15pt" style:font-weight-asian="bold" style:font-size-complex="15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3">Documentación</text:p>
      <text:p text:style-name="P3">Proyecto<text:line-break/>Katalon</text:p>
      <text:p text:style-name="P2"/>
      <text:p text:style-name="P2"/>
      <text:p text:style-name="P2"/>
      <text:p text:style-name="P2"/>
      <text:p text:style-name="P2"/>
      <text:p text:style-name="P4"/>
      <text:p text:style-name="P6"><text:soft-page-break/>1 ¿Qué es Katalon?</text:p>
      <text:p text:style-name="P7"/>
      <text:p text:style-name="P7">Katalon es un framework de automatización de pruebas, está construido sobre los marcos de automatización de código abierto Selenium y Appium, con una interfaz IDE especializada para pruebas de aplicaciones web, API, móviles y de escritorio. </text:p>
      <text:p text:style-name="P7"/>
      <text:p text:style-name="P7"/>
      <text:p text:style-name="P7"/>
      <text:p text:style-name="P7"/>
      <text:p text:style-name="P7"/>
      <text:p text:style-name="P6">2 Función del proyecto</text:p>
      <text:p text:style-name="P7"/>
      <text:p text:style-name="P7">El proyecto consiste en la lextura de un archivo de extensión .csv por parte de Katalon, realizar llamadas a una api con los datos sacados del mismo, y finalmente formar una gráfica con los datos que se obtienen de la api.</text:p>
      <text:p text:style-name="P7"/>
      <text:p text:style-name="P7"/>
      <text:p text:style-name="P7"/>
      <text:p text:style-name="P7"/>
      <text:p text:style-name="P7"/>
      <text:p text:style-name="P6">3 Descripción interna del proyecto</text:p>
      <text:p text:style-name="P7"/>
      <text:p text:style-name="P5">Variables globales</text:p>
      <text:p text:style-name="P7"/>
      <text:p text:style-name="P7">En el apartado <text:span text:style-name="T2">Profiles</text:span><text:span text:style-name="T1">,</text:span><text:span text:style-name="T3"> están las variables globales que se usan en el proyecto, en este caso solo está la variable global “</text:span><text:span text:style-name="T1">Country</text:span><text:span text:style-name="T3">,” la almacenará los nombres de los países que se vayan obteniendo del archivo csv.</text:span></text:p>
      <text:p text:style-name="P7"/>
      <text:p text:style-name="P7"/>
      <text:p text:style-name="P7"/>
      <text:p text:style-name="P7"/>
      <text:p text:style-name="P7"/>
      <text:p text:style-name="P7"/>
      <text:p text:style-name="P7"/>
      <text:p text:style-name="P7"><text:soft-page-break/><text:span text:style-name="T5">Objetos</text:span><text:line-break/><text:line-break/>En la carpeta <text:span text:style-name="T2">Object Repository</text:span> se encuentran los objetos utilizados en el proyecto. En este caso hay un objeto llamado getJson que se trata de una consulta a la api de donde se sacan los datos. Este objeto tiene una propiedad llamada “country”, la cual sirve para saber qué país consultar, y tiene como valor la variable global “Country”, de esta forma, cuando la variable global cambie de valor, esta propiedad también lo hará.</text:p>
      <text:p text:style-name="P7">Los objetos de la subcarpeta <text:span text:style-name="T1">Page_Flourish Data Visualisation Storytelling</text:span> construyen los distintos pasos necesarios para ingresar con usuario y contraseña en Flourish, servicio web donde se construyen las gráficas. Han sido construidos con el recurso de <text:span text:style-name="T1">record and play</text:span> de Katalon, que permite al usuario grabar los pasos que va realizando y los valores que introduce.</text:p>
      <text:p text:style-name="P7">Los objetos de la subcarpeta Page_Untitled visualisation Flourish construyen los distintos pasos para la navegación en la web de Flourish, los cuales se complementan con los de la subcarpeta anteriormente mencionada. Al igual que los objetos de la anterior subcarpeta, también han sido generados mediante <text:span text:style-name="T1">redord and play</text:span>.</text:p>
      <text:p text:style-name="P7"/>
      <text:p text:style-name="P7"/>
      <text:p text:style-name="P7"><text:span text:style-name="T5">Test Cases</text:span><text:line-break/></text:p>
      <text:p text:style-name="P7">Los casos de prueba están en la carpeta <text:span text:style-name="T1">Test Cases</text:span>, y en esta ocasión solo se ha utilizado uno, <text:span text:style-name="T1">testCase1</text:span>. Este <text:span text:style-name="T1">test case</text:span> se encarga de realizar los pasos necesarios para conseguir el fin deseado del proyecto, con lo que es el eje central del proyecto. Estos casos pueden ser creados manualmente con la interfaz o con scripts, siendo la última opción la escogida en este proyecto, ya que permite ser más flexible a la hora de gestionar los pasos a seguir del propio test case.</text:p>
      <text:p text:style-name="P7"/>
      <text:p text:style-name="P7"/>
      <text:p text:style-name="P5">Test Suites</text:p>
      <text:p text:style-name="P7"/>
      <text:p text:style-name="P7">Los <text:span text:style-name="T1">test suites</text:span> son paquetes que pueden englobar varios <text:span text:style-name="T1">test cases</text:span>, con lo que permiten ejecutar varios pruebas a la vez. En este caso solo hay un <text:span text:style-name="T1">test suite</text:span> que contiene el test case único en la aplicación, <text:span text:style-name="T1">testCase1.</text:span></text:p>
      <text:p text:style-name="P7"/>
      <text:p text:style-name="P7"/>
      <text:p text:style-name="P7"/>
      <text:p text:style-name="P5"><text:soft-page-break/>Keywords</text:p>
      <text:p text:style-name="P7"/>
      <text:p text:style-name="P7">Los <text:span text:style-name="T1">keywords</text:span> son recursos que pueden ser llamados desde los test cases. En este caso hay uno en el paquete <text:span text:style-name="T1">test, </text:span><text:span text:style-name="T3">Llamado fileUploadHelp.groovy, que tiene como finalidad auxiliar a Katalon a la hora de subir un archivo desde el explorador de archivos, ya que Katalon no detecta lo que el usuario hace en el explorador de archivos, solo lo que hace en la web.</text:span></text:p>
      <text:p text:style-name="P7"/>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varo Silva</meta:initial-creator>
    <meta:creation-date>2020-12-21T07:29:56.99</meta:creation-date>
    <dc:date>2020-12-21T08:22:52.06</dc:date>
    <dc:creator>Alvaro Silva</dc:creator>
    <meta:editing-duration>PT52M52S</meta:editing-duration>
    <meta:editing-cycles>9</meta:editing-cycles>
    <meta:generator>OpenOffice/4.1.5$Win32 OpenOffice.org_project/415m1$Build-9789</meta:generator>
    <meta:document-statistic meta:table-count="0" meta:image-count="0" meta:object-count="0" meta:page-count="4" meta:paragraph-count="18" meta:word-count="505" meta:character-count="3008"/>
  </office:meta>
</office:document-meta>
</file>